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Lone Racer</text:p>
      <text:p text:style-name="Standard"/>
      <text:p text:style-name="Standard"><text:tab/>This assignment introduces 3D program development. <text:s/>You will be using a fully featured 3D Game Engine knows as Panda3d (<text:a xlink:type="simple" xlink:href="http://panda3d.org/">http://panda3d.org/</text:a>) to make a simple race car game.</text:p>
      <text:p text:style-name="Standard"/>
      <text:p text:style-name="Standard">About Panda3d: Panda3d was originally created by Disney's VR studio branch for an attraction called “Aladdin's Magic Carpet Ride.” <text:s/>Over time they expanded the game engine and started using it for several of their games; most notably Toontown Online and Pirates of the Caribbean Online; both are MMOGs.</text:p>
      <text:p text:style-name="Standard"/>
      <text:p text:style-name="Standard">What can Panda3d do?</text:p>
      <text:p text:style-name="Standard">Panda3d is a fully featured 3D game engine and is capable of doing nearly anything most 3d engine can do. <text:s/>Some of its features include:</text:p>
      <text:list xml:id="list37342997" text:style-name="L1">
        <text:list-item>
          <text:p text:style-name="P5">Full Graphics API (Can use both OpenGL and DirectX)</text:p>
        </text:list-item>
        <text:list-item>
          <text:p text:style-name="P5">3D Pipeline (Ability to import 3d models from just about any 3d modeling program)</text:p>
        </text:list-item>
        <text:list-item>
          <text:p text:style-name="P5">Audio (OpenAL, FMOD, and Miles audio engine compatibility)</text:p>
        </text:list-item>
        <text:list-item>
          <text:p text:style-name="P5">Built in physics engine (with several features)</text:p>
        </text:list-item>
        <text:list-item>
          <text:p text:style-name="P5">Particle effects (such as smoke, fire, fog, etc.)</text:p>
        </text:list-item>
        <text:list-item>
          <text:p text:style-name="P5">GUI (Several ways to create a 2D interface/HUD for your program with built in 2D rendering space and basic GUI methods for easy setup)</text:p>
        </text:list-item>
        <text:list-item>
          <text:p text:style-name="P5">A.I. (Several Artificial Intelligent behaviors built in, such as pathfinding)</text:p>
        </text:list-item>
        <text:list-item>
          <text:p text:style-name="P5">and much more (see Panda3d's website at <text:a xlink:type="simple" xlink:href="http://www.panda3d.org/">http://www.panda3d.org</text:a> for examples, manuals, documentation, etc)</text:p>
        </text:list-item>
      </text:list>
      <text:p text:style-name="Standard"/>
      <text:p text:style-name="Standard"><text:tab/>Although Panda3D was written in C++, it's intended language is Python. <text:s/>This means Panda3d is designed to use Python for building applications but allow development with C++ as well (generally by building libraries to be used by Python). <text:s/>For this assignment you will only be required to use Python.</text:p>
      <text:p text:style-name="Standard"/>
      <text:p text:style-name="Standard">About “The Lone Racer”</text:p>
      <text:p text:style-name="Standard"/>
      <text:p text:style-name="Standard"><text:tab/>Your assignment is to make a simple 3D racing game by learning aspects of 3D and Object-Oriented programming. <text:s/>The assignment is designed to make use of objects (Python “class”) and class inheritance.</text:p>
      <text:p text:style-name="Standard"><text:tab/>While this will not be a fully featured racing game (don't expect Need for Speed here), you will be able to place a track, skybox, and car in the game world. <text:s/>The car will then be able to drive around the track. <text:s/>You will be provided with the 3D models and model textures as well as some starter code (you will also be given “compiled” python code so that you can see an example of what you will be making). <text:s/>Your objective is to put this all together by placing the track, skybox, and car within the game world; applying controls to the car as well as some simple physics. <text:s/>For the physics, you will be given formulas so you don't have to figure them out on your own.</text:p>
      <text:p text:style-name="Standard"/>
      <text:p text:style-name="Standard"><text:tab/>Part 1 will involve building the world.</text:p>
      <text:p text:style-name="Standard"><text:tab/>Part 2 will be putting together the game mechanics (i.e. car controls)</text:p>
      <text:p text:style-name="Standard"><text:tab/>Part 3 will require you to add some of your own design into the game; we will provide you with some direction but it's up to you to decide the what and how.</text:p>
      <text:p text:style-name="Standard"/>
      <text:p text:style-name="Standard"/>
      <text:p text:style-name="Standard"><text:soft-page-break/><text:tab/>As you read through this assignment, you will see little blocks which provide useful information. <text:s/>They are not necessary but are there to help you learn and excel while working at this project.</text:p>
      <text:list xml:id="list37329134" text:style-name="L2">
        <text:list-item>
          <text:p text:style-name="P6">TEST: You will see these comments anytime you can test a part of the program and see a result.</text:p>
        </text:list-item>
        <text:list-item>
          <text:p text:style-name="P6">TIP: These comments are intended to make things easier.</text:p>
        </text:list-item>
        <text:list-item>
          <text:p text:style-name="P6">CAUTION: Watch out for these comments as they can help prevent your program from breaking.</text:p>
        </text:list-item>
        <text:list-item>
          <text:p text:style-name="P6">NOTE: Provides helpful information on specific Panda3d features and API.</text:p>
        </text:list-item>
      </text:list>
      <text:p text:style-name="Standard"/>
      <text:p text:style-name="Standard">Ready? <text:s/>Well, let's get started.</text:p>
      <text:p text:style-name="Standard"/>
      <text:p text:style-name="Standard"><text:tab/>First off, if you are using your own computer then you will need to install Panda3d. <text:s/>You can download it from Panda3d's website: <text:a xlink:type="simple" xlink:href="http://panda3d.org/">http://panda3d.org</text:a></text:p>
      <text:p text:style-name="Standard"><text:tab/>We suggest you download and install the stable version (currently 1.7). <text:s/>You do not need to separately install python because Panda3d includes its own python interpreter meant to run Panda3d applications.</text:p>
      <text:p text:style-name="Standard"><text:tab/>Panda3d is available on any of these platforms: Windows, Linux, and Mac OS X.</text:p>
      <text:p text:style-name="Standard"/>
      <text:p text:style-name="Standard"><text:tab/>Installing Panda3d on Windows is easy, if you . <text:s/>If you are installing on Linux it's likely you will have to compile Panda3d from source code yourself and install it. <text:s/>Some basic instruction will be provided later, but it's not guaranteed to work.</text:p>
      <text:p text:style-name="Standard"><text:tab/>If further instruction is needed, please refer to <text:a xlink:type="simple" xlink:href="http://google.com/">http://google.com</text:a></text:p>
      <text:p text:style-name="Standard"/>
      <text:p text:style-name="Standard"><text:tab/>TIP: You will need to run your Panda3d application from a command line (Windows: cmd.exe). <text:s/>The most common complaint of using the command line for users unfamiliar with is the navigating of paths. <text:s/>Therefore, here is a trick to make this easier for you.</text:p>
      <text:list xml:id="list37338164" text:style-name="L3">
        <text:list-item>
          <text:p text:style-name="P7">Open Windows Explorer and locate to the folder where you are saving your assignment.</text:p>
        </text:list-item>
        <text:list-item>
          <text:p text:style-name="P7">Click the Start button and in the “Search programs and files” type in cmd.exe</text:p>
        </text:list-item>
        <text:list-item>
          <text:p text:style-name="P7">Right click and dragon the cmd.exe result and drop it into the Windows Explorer folder of your assignment.</text:p>
        </text:list-item>
        <text:list-item>
          <text:p text:style-name="P7">On the menu select copy here (do not create a shortcut or move, you need to copy it)</text:p>
        </text:list-item>
        <text:list-item>
          <text:p text:style-name="P7">Now when you want to run your program, double click on the cmd.exe, it will open up the Windows command prompt and will display your folder location.</text:p>
        </text:list-item>
      </text:list>
      <text:p text:style-name="Standard"/>
      <text:p text:style-name="Standard">To run your application from the Windows command prompt, type:</text:p>
      <text:p text:style-name="Standard"><text:tab/>ppython filename.py (in this case, ppython main.py)</text:p>
      <text:p text:style-name="Standard"/>
      <text:p text:style-name="Standard"><text:tab/>Notice that normally you would just type python. <text:s/>Panda3d has its own python interpreter for running its applications and this is called ppython.</text:p>
      <text:p text:style-name="Standard"/>
      <text:p text:style-name="Standard"><text:tab/>CAUTION: Load times for your game will depend on your computer's system specifications; so don't be alarmed if it seems to take a while to load up.</text:p>
      <text:p text:style-name="Standard"/>
      <text:p text:style-name="Standard"><text:tab/>You can run the racing game now and see what the assignment you will build will look like. <text:s/>For Parts 1 and 2, there are some .pyc files given to you. <text:s/>You will write your own .py files to replace these.</text:p>
      <text:p text:style-name="Standard"><text:tab/>To run type: ppython main.py</text:p>
      <text:p text:style-name="Standard"/>
      <text:p text:style-name="P4"><text:soft-page-break/>PART 1</text:p>
      <text:p text:style-name="P3"/>
      <text:p text:style-name="P1"><text:tab/>During this part of the assignment, you will set up the initial game world and game loop. <text:s/>You will place a few models and lights within your scene and set key bindings so your game can be controlled through user input.</text:p>
      <text:p text:style-name="P1"/>
      <text:p text:style-name="P1">NOTE: About a Main Loop (or game loop): Any application or game meant to run for an indefinite amount of time until a user is finished with it contains a main loop. <text:s/>Since applications run in a linear fashion, a programmer must instruct the program to run continuously, this is done inside a main loop. <text:s/>In games, main loops (for several reasons) execute in this order:</text:p>
      <text:p text:style-name="P1"/>
      <text:p text:style-name="P1">BEGIN:</text:p>
      <text:p text:style-name="P1"><text:tab/>RECIEVE USER INPUT</text:p>
      <text:p text:style-name="P1"><text:tab/>HANDLE USER INPUT</text:p>
      <text:p text:style-name="P1"><text:tab/>UPDATE GAME (Player, A.I., items, other objects)</text:p>
      <text:p text:style-name="P1"><text:tab/>DRAW SCREEN</text:p>
      <text:p text:style-name="P1">GO TO BEGIN UNLESS QUIT</text:p>
      <text:p text:style-name="P1"/>
      <text:p text:style-name="P1">File: main.py</text:p>
      <text:p text:style-name="P1"><text:tab/>This file is the entry point to your program. <text:s/>This is the part of the program a user will run when he/she wants to user your application. <text:s/>It is very common in application and game development to have one file as an entry point to the rest of the program, and this file is usually very short. <text:s/>Open main.py and see for youself.</text:p>
      <text:p text:style-name="P1"/>
      <text:p text:style-name="P1"><text:tab/>Imports:<text:line-break/><text:tab/><text:tab/>import gamesol as game</text:p>
      <text:p text:style-name="P1"/>
      <text:p text:style-name="P1"><text:tab/><text:tab/>Once you have created your game.py file, you will change this to:</text:p>
      <text:p text:style-name="P1"><text:tab/><text:tab/>import game</text:p>
      <text:p text:style-name="P1"/>
      <text:p text:style-name="P1"><text:tab/>Code:</text:p>
      <text:p text:style-name="P1"><text:tab/><text:span text:style-name="T3">Function:</text:span> main</text:p>
      <text:p text:style-name="P1"><text:tab/>Arguments: none (yup, just () )</text:p>
      <text:p text:style-name="P1"/>
      <text:p text:style-name="P1"><text:tab/>This function creates an instance of the game and runs it.</text:p>
      <text:p text:style-name="P1"/>
      <text:p text:style-name="P1"><text:tab/>CAUTION: After you have run main.py to see how the finished program will look, you need to modify the top line of main.py and change:</text:p>
      <text:p text:style-name="P1"><text:tab/>import gamesol as game</text:p>
      <text:p text:style-name="P1"><text:tab/>to:</text:p>
      <text:p text:style-name="P1"><text:tab/>import game</text:p>
      <text:p text:style-name="P1"/>
      <text:p text:style-name="P1">File: game.py</text:p>
      <text:p text:style-name="P1"><text:tab/>This file contains the controller for your game with the class GameController. <text:s/>This will handle all of your Panda3d parts and act as a control loop.</text:p>
      <text:p text:style-name="P1"/>
      <text:p text:style-name="P1"><text:tab/>Imports:</text:p>
      <text:p text:style-name="P1"><text:tab/><text:tab/>You will need to start by importing a few modules from Panda3d. <text:s/>Don't worry if you are <text:soft-page-break/>not sure what they do, they will be explained as you go along. <text:s/>Rather than importing the entire Panda3d library (which could cause large amounts of unnecessary memory to be used), you will import specific modules that will be used. <text:s/>This is good practice in programming.</text:p>
      <text:p text:style-name="P1"><text:tab/></text:p>
      <text:p text:style-name="P1"><text:tab/><text:tab/>Import the following at the top of game.py:</text:p>
      <text:p text:style-name="P1"><text:tab/><text:tab/><text:tab/>from direct.showbase.ShowBase import ShowBase</text:p>
      <text:p text:style-name="P1"><text:tab/><text:tab/><text:tab/>from panda3d.core import loadPrcFileData</text:p>
      <text:p text:style-name="P1"><text:tab/><text:tab/><text:tab/>import sys</text:p>
      <text:p text:style-name="P1"><text:tab/><text:tab/><text:tab/>from config import *</text:p>
      <text:p text:style-name="P1"><text:tab/><text:tab/><text:tab/>import world</text:p>
      <text:p text:style-name="P1"><text:tab/><text:tab/><text:tab/>import car</text:p>
      <text:p text:style-name="P1"/>
      <text:p text:style-name="P1"><text:tab/>CAUTION: For now you need to comment out the last two imports (import world and import car) until you build these files later.</text:p>
      <text:p text:style-name="P1"><text:tab/><text:tab/></text:p>
      <text:p text:style-name="P1"><text:tab/>Code:</text:p>
      <text:p text:style-name="P1"><text:tab/><text:tab/>All right, you have imported the necessary libraries; now you can start making your first class. <text:s/>This class is the GameController class: It inherits from Panda3d's ShowBase. <text:s/>ShowBase is Panda3d's window and system handler. <text:s/>Any program made using Panda3d must have a class which inherits ShowBase.</text:p>
      <text:p text:style-name="P1"/>
      <text:p text:style-name="P1"><text:tab/><text:span text:style-name="T3">Class:</text:span> GameController(ShowBase):</text:p>
      <text:p text:style-name="P1"><text:tab/></text:p>
      <text:p text:style-name="P1"><text:tab/><text:span text:style-name="T3">Method:</text:span> __init__</text:p>
      <text:p text:style-name="P1"><text:tab/>Arguments: self</text:p>
      <text:p text:style-name="P1"/>
      <text:p text:style-name="P1"><text:tab/>The constructor __init__ method does not need any arguments, but will do several operations the first of which is to call the parent class constructor; however in this case we need to do a few things first.</text:p>
      <text:p text:style-name="P1"><text:tab/>First you need to initialize some settings in Panda3d's configuration. <text:s/>To do this you use a function called:</text:p>
      <text:p text:style-name="P1"><text:tab/>loadPrcFileData(filename, settings)</text:p>
      <text:p text:style-name="P1"><text:tab/>The filename is the particular file you are configuring, it will be left as an empty string ('') to tell Panda3d to use its default file. <text:s/>The settings parameter is a string which tells Panda3d what setting to change. <text:s/>The reason you change settings like this to allow Panda3d to revert to its original settings once your program closes.</text:p>
      <text:p text:style-name="P1"><text:tab/>The following settings need to be set:</text:p>
      <text:p text:style-name="P1"><text:tab/><text:tab/>'fullscreen 0'</text:p>
      <text:p text:style-name="P1"><text:tab/><text:tab/><text:tab/># For windowed mode, use 1 for Fullscreen mode</text:p>
      <text:p text:style-name="P1"><text:tab/><text:tab/>'win-size X Y'</text:p>
      <text:p text:style-name="P1"><text:tab/><text:tab/><text:tab/># To define the size of the Window, for now use 'win-size 800 600'</text:p>
      <text:p text:style-name="P1"><text:tab/><text:tab/>'window-title The Lone Racer'</text:p>
      <text:p text:style-name="P1"><text:tab/><text:tab/><text:tab/># Sets the title to whatever you like</text:p>
      <text:p text:style-name="P1"><text:tab/><text:tab/>'default-far 300000'</text:p>
      <text:p text:style-name="P1"><text:tab/><text:tab/><text:tab/>Sets visible distance in pixels within the game</text:p>
      <text:p text:style-name="P1"><text:tab/><text:tab/>'sync-video #f'</text:p>
      <text:p text:style-name="P1"><text:tab/><text:tab/><text:tab/>Tells panda3d to sync the refresh rate with that of the monitor.</text:p>
      <text:p text:style-name="P1"><text:tab/><text:tab/><text:tab/>You may or may not need this enabled depending on the specifications of your <text:tab/><text:tab/><text:tab/><text:tab/>machine</text:p>
      <text:p text:style-name="P1"><text:soft-page-break/><text:tab/><text:tab/>'force-parasite-buffer #t'</text:p>
      <text:p text:style-name="P1"><text:tab/><text:tab/><text:tab/>This is necessary to remove a warning.</text:p>
      <text:p text:style-name="P1"/>
      <text:p text:style-name="P1"><text:tab/>If you open config.py you will see there are strings already setup for this, and you can simply change these settings to modify your program.</text:p>
      <text:p text:style-name="P1"><text:tab/>So basically you use: loadPrcFileData('', FULLSCREEN)</text:p>
      <text:p text:style-name="P1"><text:tab/>You can use either the config.py file or simply type the string out as the second argument of loadPrcFileData('', 'fullscreen 0')</text:p>
      <text:p text:style-name="P1"/>
      <text:p text:style-name="P1"><text:tab/>Repeat this for each of the settings, the last ('force-parasite-buffer') simply type in the string into you game.py code, as it will not need to changed.</text:p>
      <text:p text:style-name="P1"/>
      <text:p text:style-name="P1"><text:tab/>You will need to call loadPrcFileData() for each of the settings. <text:s/>The last setting is a signal to use ParasiteBuffers; you don't need to know what this is just that it will fix some issues that will otherwise come up when you start doing your shadowing.</text:p>
      <text:p text:style-name="P1"><text:tab/>You are welcome to experiment with these settings and change them as you like. <text:s/>Refer to the documentation at: <text:a xlink:type="simple" xlink:href="https://www.panda3d.org/manual/index.php/Configuring_Panda3D">https://www.panda3d.org/manual/index.php/Configuring_Panda3D</text:a></text:p>
      <text:p text:style-name="P1"/>
      <text:p text:style-name="P1"><text:tab/>CAUTION: <text:s/>The program will crash if you try to run your game in a fullscreen resolution that is not one of your computer standard's. <text:s/>The error will report: StandardError: Could not open window.</text:p>
      <text:p text:style-name="P1"/>
      <text:p text:style-name="P1"><text:tab/>Now that all of the configuration is done, you will need to call the parent class' constructor (ShowBase.__init__) and pass self as its only argument.</text:p>
      <text:p text:style-name="P1"/>
      <text:p text:style-name="P1"><text:tab/>TEST: If you run what you have now you will have a grey window with your title in the titlebar.</text:p>
      <text:p text:style-name="P1"><text:s/></text:p>
      <text:p text:style-name="P1"><text:tab/>CAUTION: If you get a car instead and can drive around, you will have to go into main.py and replace this line:</text:p>
      <text:p text:style-name="P1"><text:tab/>import gamesol as game</text:p>
      <text:p text:style-name="P1"><text:tab/><text:tab/>with: import game</text:p>
      <text:p text:style-name="P1"/>
      <text:p text:style-name="P1"><text:tab/>Since you may not like the grey color as your window default, here are the instructions for changing it:</text:p>
      <text:p text:style-name="P1"><text:tab/>First, you need to call the method of the base window called setClearColor(color). <text:s/>Access to the base window is: base.win (This is a Panda3d global)</text:p>
      <text:p text:style-name="P1"><text:tab/>Use: base.win.setClearColor((r, g, b, a))</text:p>
      <text:p text:style-name="P1"/>
      <text:p text:style-name="P1"><text:tab/>Notice that your are using a tuple for the color (r,g,b,a). <text:s/>r = Red, g = Green, b = Blue, and a = Alpha. <text:s/>These values range from 0 to 1, being represented by floats (decimal numbers). <text:s/>You usually want your alpha set to 1 unless you are using transparency, which in this case you are not. <text:s/>So if you want your window to be black use the tuple color: (0, 0, 0, 1). <text:s/>If you are more familiar with the standard RGB values of 0-255, you can get your color and divide your desired color by 255.</text:p>
      <text:p text:style-name="P1"><text:tab/>For example, a purple color of (245, 15, 245, 1) would be (.96, .05, .96, 1).</text:p>
      <text:p text:style-name="P1"><text:tab/>All colors in Panda3d can be handled this way.</text:p>
      <text:p text:style-name="P1"/>
      <text:p text:style-name="P1"><text:tab/>By default Panda3d allows the mouse to control the camera; although it's not very efficient. <text:s/>For this game, you will need to disable this. <text:s/>To this by calling:</text:p>
      <text:p text:style-name="P1"><text:tab/>base.disableMouse()</text:p>
      <text:p text:style-name="P1"/>
      <text:p text:style-name="P1"><text:soft-page-break/><text:tab/>Again, you are using Panda3d's global base class.</text:p>
      <text:p text:style-name="P1"/>
      <text:p text:style-name="P1"><text:tab/>TIP: As you begin to place models into your game, if you want to move the camera around so you can get a look at things, you can come back and comment this line temporarily. <text:s/>Just remember to put it back when you are done. <text:s/>Just remember the mouse movement is a bit awkward. <text:s/>To “Zoom” in and out you right click and drag. <text:s/>To “Pan” you left click and drag. <text:s/>And to “Rotate” use middle click and drag.</text:p>
      <text:p text:style-name="P1"/>
      <text:p text:style-name="P1"><text:tab/>TIP: As an optional function, if you want the framerate displayed on your screen you can add this code to your constructor:</text:p>
      <text:p text:style-name="P1"><text:tab/>base.setFrameRateMeter(True)</text:p>
      <text:p text:style-name="P1"><text:tab/>Many game developers like to view the framerate to measure what changes affect this.</text:p>
      <text:p text:style-name="P1"/>
      <text:p text:style-name="P1"><text:tab/>Next you are going to call some helper methods to do some tasks for you. <text:s/>These methods are not yet made, so you will need to either implement them or use dummy methods for now. <text:s/>You need to call the following methods:</text:p>
      <text:p text:style-name="P1"><text:tab/>SetupWorld</text:p>
      <text:p text:style-name="P1"><text:tab/>SetupCar</text:p>
      <text:p text:style-name="P1"><text:tab/>SetupKeys</text:p>
      <text:p text:style-name="P1"/>
      <text:p text:style-name="P1"><text:tab/>Remember these are methods of the class, so don't forget the self in front, (i.e. self.SetupCar())</text:p>
      <text:p text:style-name="P1"/>
      <text:p text:style-name="P1"><text:tab/>For now, write dummy (placeholder) methods. <text:s/>To do this just use this trick:</text:p>
      <text:p text:style-name="P1"><text:tab/>def SetupWorld(self):</text:p>
      <text:p text:style-name="P1"><text:tab/><text:tab/>pass</text:p>
      <text:p text:style-name="P1"/>
      <text:p text:style-name="P1"><text:tab/>This way you won't get errors when you test your code.</text:p>
      <text:p text:style-name="P1"><text:tab/>NOTE: The reason you call these methods now before writing them is so they will be there later when you need them. <text:s/>This is easier then having to remember to go back and put it in your __init__ function.</text:p>
      <text:p text:style-name="P1"><text:tab/>Next you need to add the GameLoop to the task manager (the task manager is what Panda3d uses to designate functions as tasks). <text:s/>Although this isn't the main loop, it is the main loop from your perspective.</text:p>
      <text:p text:style-name="P1"><text:tab/>This is done in the following way:</text:p>
      <text:p text:style-name="P1"><text:tab/><text:tab/>taskMgr.add(method, 'task name')</text:p>
      <text:p text:style-name="P1"/>
      <text:p text:style-name="P1"><text:tab/>The object taskMgr is part of Panda3d's ShowBase, so it doesn't have to be retrieved because it was inherited by your GameController class. <text:s/>There are two arguments, the first is the method or function you wish to have executing during each of Panda3d's cycles. <text:s/>The second is a string which described the task, this can be useful for more complicated programming, but it is unlikely you will use it in this program. <text:s/>Your GameLoop will be called just that, GameLoop. <text:s/>So add the following code:</text:p>
      <text:p text:style-name="P1"><text:tab/>taskMgr.add(self.GameLoop, 'Game Loop')</text:p>
      <text:p text:style-name="P1"/>
      <text:p text:style-name="P1"><text:tab/>CAUTION: Notice that self.GameLoop does not have parenthesis after it, this is because you are not executing the function; instead you are handing a pointer to the taskMgr so taskMgr can call the method.</text:p>
      <text:p text:style-name="P1"/>
      <text:p text:style-name="P1"><text:tab/>Now create your GameLoop placeholder method. <text:s/>Your GameLoop must take an additional argument in addition to self, which is typically called task. <text:s/>(i.e. def GameLoop(self, task))</text:p>
      <text:p text:style-name="P1"><text:soft-page-break/><text:tab/>Instead of putting 'pass' you must do 'return task.cont'</text:p>
      <text:p text:style-name="P1"><text:tab/>This is because any method or function that is handed off to the taskMgr must return one of two values:</text:p>
      <text:p text:style-name="P1"><text:tab/>task.cont</text:p>
      <text:p text:style-name="P1"><text:tab/>or</text:p>
      <text:p text:style-name="P1"><text:tab/>task.done</text:p>
      <text:p text:style-name="P1"/>
      <text:p text:style-name="P1"><text:tab/>Next we need to set up our keys to control our game.</text:p>
      <text:p text:style-name="P1"/>
      <text:p text:style-name="P1"><text:tab/><text:span text:style-name="T3">Method:</text:span> SetupKeys</text:p>
      <text:p text:style-name="P1"><text:tab/>Arguments: self</text:p>
      <text:p text:style-name="P1"/>
      <text:p text:style-name="P1"><text:tab/>This helper method sets up keybindings so your car can be controlled by keys. <text:s/>To make this task easier, you will use a dictionary for each key used.</text:p>
      <text:p text:style-name="P1"><text:tab/>NOTE: A dictionary is similar to a list, but instead of being referenced by a numerical index it is referenced by a “key.” <text:s/>For example:</text:p>
      <text:p text:style-name="P1"><text:tab/>Food = { “Fruit”: “Apple”, “Bread”, “Sourdough”, “Dessert”: “Cake” }</text:p>
      <text:p text:style-name="P1"><text:tab/>To print out apple you would type: print Food[“Fruit”]</text:p>
      <text:p text:style-name="P1"><text:tab/>Remember to use { and } when creating a dictionary rather than [ and ].</text:p>
      <text:p text:style-name="P1"><text:tab/>The structure of your keymap is as follows:</text:p>
      <text:p text:style-name="P1"><text:tab/><text:tab/>self.keyMap = { <text:tab/>key: value,</text:p>
      <text:p text:style-name="P1"><text:tab/><text:tab/><text:tab/><text:tab/> <text:s text:c="3"/><text:tab/>key: value,</text:p>
      <text:p text:style-name="P1"><text:tab/><text:tab/><text:tab/><text:tab/><text:tab/>key, value</text:p>
      <text:p text:style-name="P1"><text:tab/><text:tab/><text:tab/><text:tab/>}</text:p>
      <text:p text:style-name="P1"><text:tab/>You will put the following information into the keyMap:</text:p>
      <text:p text:style-name="P1"><text:tab/><text:tab/>Key<text:tab/><text:tab/><text:tab/>Value</text:p>
      <text:p text:style-name="P1"><text:tab/><text:tab/>'accelerate'<text:tab/><text:tab/>0</text:p>
      <text:p text:style-name="P1"><text:tab/><text:tab/>'decelerate'<text:tab/><text:tab/>0</text:p>
      <text:p text:style-name="P1"><text:tab/><text:tab/>'left'<text:tab/><text:tab/><text:tab/>0</text:p>
      <text:p text:style-name="P1"><text:tab/><text:tab/>'right'<text:tab/><text:tab/><text:tab/>0</text:p>
      <text:p text:style-name="P1"/>
      <text:p text:style-name="P1"><text:tab/>Your keyMap is done, if you wanted to add other keystrokes for other features or functions of your program, you just have to add them to your keyMap. <text:s/>These are the only ones needed for now.</text:p>
      <text:p text:style-name="P1"/>
      <text:p text:style-name="P1"><text:tab/>Next you need to type in the code which tells Panda3d to accept the keys. <text:s/>To do this you will use a ShowBase method called accept(key, method, value). <text:s/>Key is a string parameter that contains the keystroke. <text:s/>For example, 'a' represents pushing the A key down, 'a-up' represents releasing the A key, 'escape' is ESC, and 'lshift' is the left-shift key.</text:p>
      <text:p text:style-name="P1"><text:tab/>As mentioned, the string for each key represents an event for when a key is PRESSED DOWN, for any event you want to happen when a key is pushed up has '-up' appended to the string.</text:p>
      <text:p text:style-name="P1"><text:tab/>The method argument is the name of the method or function which will be called when that key is either pressed or released.</text:p>
      <text:p text:style-name="P1"><text:tab/>The value argument is a list of arguments which will be sent to the called method. <text:s/>This must be as a list and allows for multiple arguments to be sent to the method. <text:s/>So, if one argument is passed it would read as ['somevalue'], whereas three would look like ['value1', 'value2', 'value3']</text:p>
      <text:p text:style-name="P1"/>
      <text:p text:style-name="P1"><text:tab/>NOTE: More information on Keyboard Setup can be found at:</text:p>
      <text:p text:style-name="P1"><text:tab/><text:a xlink:type="simple" xlink:href="http://www.panda3d.org/manual/index.php/Keyboard_Support">http://www.panda3d.org/manual/index.php/Keyboard_Support</text:a></text:p>
      <text:p text:style-name="P1"/>
      <text:p text:style-name="Standard"><text:soft-page-break/><text:span text:style-name="T1"><text:tab/>CAUTION: Remember not to include the parenthesis () for the method argument since you are not calling the method, just </text:span>handing<text:span text:style-name="T1"> off a pointer to it. <text:s/>Also, don't forget that accept is a method of ShowBase, so it needs self prepended to it.</text:span></text:p>
      <text:p text:style-name="P1"/>
      <text:p text:style-name="P1"><text:tab/>The key bindings you need to set up are:</text:p>
      <text:p text:style-name="P1"/>
      <text:p text:style-name="P1"><text:tab/>Key<text:tab/><text:tab/>Method<text:tab/>Value</text:p>
      <text:p text:style-name="P1"><text:tab/>'escape'<text:tab/>sys.exit<text:tab/>* None, no value is sent (you do not need to send an empty list)</text:p>
      <text:p text:style-name="P1"><text:tab/>'w'<text:tab/><text:tab/>self.setKey<text:tab/>['accelerate', 1]</text:p>
      <text:p text:style-name="P1"><text:tab/>'w-up'<text:tab/><text:tab/>self.setKey<text:tab/>['accelerate', 0]</text:p>
      <text:p text:style-name="P1"><text:tab/>'s'<text:tab/><text:tab/>self.setKey<text:tab/>['decelerate', 1]</text:p>
      <text:p text:style-name="P1"><text:tab/>'s-up'<text:tab/><text:tab/>self.setKey<text:tab/>['decelerate', 0]</text:p>
      <text:p text:style-name="P1"><text:tab/>'a'<text:tab/><text:tab/>self.setKey<text:tab/>['left', 1]</text:p>
      <text:p text:style-name="P1"><text:tab/>'a-up'<text:tab/><text:tab/>self.setKey<text:tab/>['left', 0]</text:p>
      <text:p text:style-name="P1"><text:tab/>'d'<text:tab/><text:tab/>self.setKey<text:tab/>['right', 1]</text:p>
      <text:p text:style-name="P1"><text:tab/>'d-up'<text:tab/><text:tab/>self.setKey<text:tab/>['right', 0]</text:p>
      <text:p text:style-name="P1"/>
      <text:p text:style-name="P1"><text:tab/>Again if you want to customize this or add other keys, simply follow this format.</text:p>
      <text:p text:style-name="P1"><text:tab/>As you can tell, these are the keys that will be used for controlling the car (and for quitting the game via the ESC key).</text:p>
      <text:p text:style-name="P1"/>
      <text:p text:style-name="P1"><text:tab/>To allow these key changes to take place, you are going to write a very small method called self.setKey</text:p>
      <text:p text:style-name="P1"/>
      <text:p text:style-name="P1"><text:tab/><text:span text:style-name="T3">Method:</text:span><text:span text:style-name="T4"> setKey</text:span></text:p>
      <text:p text:style-name="P1"><text:tab/>Arguments: self, key, value</text:p>
      <text:p text:style-name="P1"/>
      <text:p text:style-name="P1"><text:tab/>This is a helper method used to change the values of the keyMap dictionary. <text:s/>It is used in conjunction with our SetupKeys. <text:s/>This is done simply by changing the value of the key at its corresponding index. <text:s/>You do this the exact same way you would change the value of a last, but use the key rather than an index.</text:p>
      <text:p text:style-name="P1"><text:tab/>TEST: Once you have this method written, you can test your code. <text:s/>Nothing will seem different, and the keys won't do anything. <text:s/>However, if you'd like to test this you could place a print statement in your setKey method :</text:p>
      <text:p text:style-name="P1"><text:tab/>print self.keyMap</text:p>
      <text:p text:style-name="P1"/>
      <text:p text:style-name="P1"><text:tab/>This will print out the keyMap, its keys and values so you can see this change with each key press and release. <text:s/>Also, pressing the ESC key will exit your program.</text:p>
      <text:p text:style-name="P1"/>
      <text:p text:style-name="P1"><text:tab/>Things will now start to become a little more complicated. <text:s/>Now you will write the method which will set up the game's world (which is the race track in this case).</text:p>
      <text:p text:style-name="P1"/>
      <text:p text:style-name="P1"><text:tab/><text:span text:style-name="T3">Method:</text:span><text:span text:style-name="T4"> SetupWorld</text:span></text:p>
      <text:p text:style-name="P1"><text:tab/>Arguments: self</text:p>
      <text:p text:style-name="P1"/>
      <text:p text:style-name="P1"><text:tab/>This method generates an instance of our game world and will add it to the 3D scene. <text:s/>You will simply have to create an instance of the world class and store it as a class member (self.world, for example) for later reference. <text:s/>The world will need to take one additional parameter, which is the GameController (ShowBase) instance. <text:s/>So when you create your world instance, you will need to use <text:soft-page-break/>code like this:</text:p>
      <text:p text:style-name="P1"><text:tab/>self.world = world.World(self)</text:p>
      <text:p text:style-name="P1"/>
      <text:p text:style-name="P1"><text:tab/>This is because the world needs access to the GameController and its inherited methods for various functions.</text:p>
      <text:p text:style-name="P1"/>
      <text:p text:style-name="P1"><text:tab/>CAUTION: <text:s/>Don't forget to uncomment the world import at the top. <text:s/>Otherwise this method will raise an error when you test it later.</text:p>
      <text:p text:style-name="P1"/>
      <text:p text:style-name="P1">File: world.py</text:p>
      <text:p text:style-name="P1"/>
      <text:p text:style-name="P1"><text:tab/>You are now going to start making the world class in the world.py file. <text:s/>This class will contain all of the information about the game world including models and lights.</text:p>
      <text:p text:style-name="P1"/>
      <text:p text:style-name="P1"><text:tab/>Imports:</text:p>
      <text:p text:style-name="P1"><text:tab/><text:tab/>You need to import a few Panda3d features in this file:</text:p>
      <text:p text:style-name="P1"><text:tab/><text:tab/>from panda3d.core import AmbientLight, Spotlight</text:p>
      <text:p text:style-name="P1"/>
      <text:p text:style-name="P1"><text:tab/><text:span text:style-name="T3">Class:</text:span><text:span text:style-name="T4"> World</text:span></text:p>
      <text:p text:style-name="P1"><text:tab/><text:tab/>This class is represents the game world (race track).</text:p>
      <text:p text:style-name="P1"/>
      <text:p text:style-name="P1"><text:tab/><text:span text:style-name="T3">Method:</text:span><text:span text:style-name="T4"> __init__</text:span></text:p>
      <text:p text:style-name="P1"><text:tab/>Arguments: self, panda</text:p>
      <text:p text:style-name="P1"/>
      <text:p text:style-name="P1"><text:tab/>The constructor takes one parameter other than the typical self. <text:s/>This is the GameController that will be passed in, and for simplicity call it panda because it will be used to access various Panda3d features. <text:s/>The first thing you need to do is store it in a class data member so that you will be able to access it in some other methods.</text:p>
      <text:p text:style-name="P1"><text:tab/>This method calls two other functions:</text:p>
      <text:p text:style-name="P1"><text:tab/><text:tab/>SetupWorld and SetupLights</text:p>
      <text:p text:style-name="P1"><text:tab/>Now you will need to write some helper methods to make the world creation easier. <text:s/>These two methods are: SetupWorld and SetupLights.</text:p>
      <text:p text:style-name="P1"/>
      <text:p text:style-name="P1"><text:tab/><text:span text:style-name="T3">Method:</text:span><text:span text:style-name="T4"> SetupWorld</text:span></text:p>
      <text:p text:style-name="P1"><text:tab/>Arguments: self<text:line-break/><text:line-break/><text:tab/>First add your Track model. <text:s/>To add models to the Panda3d scene you must first load them into memory. <text:s/>You do this by using the function loader.loadModel(filename) where filename is a string containing the location and filename of the model you wish to load. <text:s/>You always want to store these models into a class variables (the loader.loadModel function return an object which you can use to manipulate the in-game model). <text:s/>So load your track model using this code:<text:line-break/></text:p>
      <text:p text:style-name="P1"><text:tab/>self.track = self.panda.loader.loadModel('Models/track.bam')</text:p>
      <text:p text:style-name="P1"/>
      <text:p text:style-name="P1"><text:tab/>NOTE: A '.bam' file is a compressed version of Panda3d's '.egg' file. <text:s/>An 'egg' file is the model file type that Panda3d uses for its model. <text:s/>It's possible to convert dozens of different file types to Panda3d's egg type. <text:s/>For example, to convert '.x' models you can use the program x2egg. <text:s/>To convert '.obj' models use obj2egg. <text:s/>Consult the Panda3d website for further instructions.</text:p>
      <text:p text:style-name="P1"/>
      <text:p text:style-name="P1"><text:soft-page-break/><text:tab/>The next thing you must do with the model is set its parent (Panda3d calls this reparenting). <text:s/>Basically, by reparenting a model to another model or object tells that model where it belongs, or who it belongs to. <text:s/>For example, if you had two models: a fighter and a sword and wanted the fighter to hold that sword, you could reparent the sword to the fighter. <text:s/>That sword will then be attached to the fighter model.</text:p>
      <text:p text:style-name="P1"><text:tab/>In Panda3d, the primary 3d scene is called render. <text:s/>Some models you will want to have parented to the render scene, other times you may want them parented to other models (such as the above example). <text:s/>You will do just that later on when you start building the car. <text:s/>For now, the track will be parented to the render scene.</text:p>
      <text:p text:style-name="P1"/>
      <text:p text:style-name="P1"><text:tab/>CAUTION: <text:s/>If you do not reparent a model to the render or an existing visible model, the model will not appear within the 3d world. <text:s/>This may sometimes be useful for other features such as wanting to load all of your models before “drawing” them. <text:s/>The world is small enough you do not have to do that.</text:p>
      <text:p text:style-name="P1"/>
      <text:p text:style-name="P1"><text:tab/>To reparent a model to the render, it takes one line of code:</text:p>
      <text:p text:style-name="P1"><text:tab/>self.track.reparentTo(render)</text:p>
      <text:p text:style-name="P1"/>
      <text:p text:style-name="P1"><text:tab/>TEST: <text:s/>You can now run your program and the track will appear. <text:s/>It may be difficult to see and you may be looking at a strange part of it. <text:s/>This would be a useful time to go back and comment out the disable mouse code so you can move the camera around to get a look at it and become familiar with the track you will be driving on. <text:s/>Just remember to put it back when you are done.</text:p>
      <text:p text:style-name="P1"/>
      <text:p text:style-name="P1"><text:tab/>Now that you have your track in place, you can start with the skybox. <text:s/>This will present some atmosphere so whoever is playing the game doesn't have to stare into black nothingness. <text:s/>Use the same method above to add 'Models/skybox.bam' to the scene.</text:p>
      <text:p text:style-name="P1"/>
      <text:p text:style-name="P1"><text:tab/>Currently the skybox model is too small for the world, so it needs to be rescaled to the proper size. <text:s/>To set the scale of a model, use setScale(value). <text:s/>The skybox model needs to be scaled by a factor of three, in other words it needs to be three times bigger than its current size.</text:p>
      <text:p text:style-name="P1"/>
      <text:p text:style-name="P1"><text:tab/>TEST: Now your skybox should appear within your scene along with the track.</text:p>
      <text:p text:style-name="P1"/>
      <text:p text:style-name="P1"><text:tab/><text:span text:style-name="T3">Method:</text:span><text:span text:style-name="T4"> SetupLights</text:span></text:p>
      <text:p text:style-name="P1"><text:tab/>Arguments: self</text:p>
      <text:p text:style-name="P1"/>
      <text:p text:style-name="P1"><text:tab/>Now that you have some models in place, it's time to make them look a little better by adding some lights. <text:s/>First you will need to create a light; the best light for this purpose is an Ambient light which will apply the light smoothly.</text:p>
      <text:p text:style-name="P1"><text:tab/>To create an Ambient Light you just call the Panda3d class called: AmbientLight.</text:p>
      <text:p text:style-name="P1"><text:tab/>This class takes one argument, which is the name (a string, such as 'sun') you wish to give your light. <text:s/>Be sure to store this in a data member so it can be accessed. <text:s/>Name the light whatever you wish.</text:p>
      <text:p text:style-name="P1"><text:tab/>The next step is to attach this light to the scene. <text:s/>Unlike the models, a light cannot be attached directly to the scene. <text:s/>Instead it requires another Panda3d object called a node. <text:s/>This means you will have to also create an empty node. <text:s/>Most light transformations will be applied to this node. <text:s/>Creating a node is easy, just use:</text:p>
      <text:p text:style-name="P1"><text:tab/>lightNode = render.attachNewNode(light)</text:p>
      <text:p text:style-name="P1"><text:tab/>Where lightNode is the name of your node (remember this needs to be a data member) and light is the name you gave your light (the variable, not the 'string' name).</text:p>
      <text:p text:style-name="P1"><text:soft-page-break/><text:tab/>After the light is attached to the node you will need to give it a color. <text:s/>This color is applied directly to the light object (not its attached node) using its method setColor. <text:s/>Remember that colors in Panda3d are tuples, so you will make a color just like mentioned earlier. <text:s/>You probably want your colors to all be set to 1 for the brightest possible light.</text:p>
      <text:p text:style-name="P1"><text:tab/>Next you need to tell the light what it is allowed to affect (i.e. light up). <text:s/>In this case you want it to only light up the sky, so call:</text:p>
      <text:p text:style-name="P1"><text:tab/>self.skybox.setLight(lightNode) where lightNode is the name you variable you called your node.</text:p>
      <text:p text:style-name="P1"><text:tab/>Now that you have a bit of experience creating a light, you will want to create one more Ambient Light to illuminate everything else. <text:s/>To make this easier, use it to illuminate everything including the skybox. <text:s/>Do this like you did before, but also use the render's setLight method and pass it this light.</text:p>
      <text:p text:style-name="P1"><text:tab/>For the color use something like (.4, .4, .4, 1) to give more of a daylight type glow.</text:p>
      <text:p text:style-name="P1"/>
      <text:p text:style-name="P1"><text:tab/>TEST: You can now run with the two new lights applied and should notice a huge difference with how the scene looks. <text:s/>If you test between creating the two lights you may not notice much of a difference, but the two lights together make it look as if the player is outside in the sunlight. <text:s/>This is how almost all games are made with hundreds of different lights. <text:s/>The trick only to illuminate what is needed.</text:p>
      <text:p text:style-name="P1"/>
      <text:p text:style-name="P1"><text:tab/>Next, you will need to make sure that shadows is applied to the world. <text:s/>3D games don't look very good without shadows. <text:s/>Since you want to use as few resources as possible in the creation of any 3d application, you will want shadows applied only to a few items that need them. <text:s/>For example, you don't want the skybox having shadows. <text:s/>To apply shadows you call setShaderAuto() on the object you wish shadows to be applied, which in this case is only the world for now. <text:s/>Even though shadows will be applied to the world, they will not be seen at first. <text:s/>Lights will need to be create to generate the shadows, but its best to go ahead and apply them now.</text:p>
      <text:p text:style-name="P1"/>
      <text:p text:style-name="P1"><text:tab/>Last, you need to create a spotlight. <text:s/>This is more complex than the last two lights. <text:s/>Create an instance of a Spotlight, again this needs to be a data member. <text:s/>Set the color to (.7, .7, .7, 1). <text:s/>Then set this light to cast shadows by calling setShadowCaster(True).</text:p>
      <text:p text:style-name="P1"><text:tab/>Next some settings on the light's lens need to be changed. <text:s/>To gain access to the settings, you can call getLens on the light. <text:s/>The first change is the field of view, do this by calling setFov(180). <text:s/>And the last one is setNearFar(1, 10000000).</text:p>
      <text:p text:style-name="P1"><text:tab/>Now you need to create the node for this light like you did with the last two. <text:s/>Then set the position to (-10000, -100000, 500000). <text:s/>Additionally, this node needs to be set to “look at” the track (in other words, point the spotlight so its facing the track).</text:p>
      <text:p text:style-name="P1"><text:tab/>This is done by calling lookAt(self.track) on the light node, not the light itself.</text:p>
      <text:p text:style-name="P1"><text:tab/>And finally the light needs to be set to render, like with the last light.</text:p>
      <text:p text:style-name="P1"/>
      <text:p text:style-name="P1"><text:tab/>Method: WorldFrame</text:p>
      <text:p text:style-name="P1"><text:tab/>Arguments: self</text:p>
      <text:p text:style-name="P1"/>
      <text:p text:style-name="P1"><text:tab/>This method will be called every frame during the game loop. <text:s/>In the case of your world, it doesn't do much since it the world is static. <text:s/>You don't need to change anything in the world itself but it might be nice to have the clouds flying in the sky rather than sitting still (adds some realism to the game). <text:s/>You can simulate the clouds moving simply by rotating the skybox.</text:p>
      <text:p text:style-name="P1"/>
      <text:p text:style-name="P1"><text:tab/>You can rotate a model (object) about the three axes (Yaw, Pitch, and Roll) or as Panda3d refers <text:soft-page-break/>to them: (H, P, R). <text:s/>Think of these as the axes of an airplane. <text:s/>Yaw will rotate the airplane left and right about its center. <text:s/>Pitch tilts the plane down or up about its center. <text:s/>And roll rotates the the plane like a barrel roll about its center.</text:p>
      <text:p text:style-name="P1"><text:tab/>For the skybox you only need to rotate it left or right, so in this case the Yaw of H axis. <text:s/>In Panda3d you can rotate an object one of two ways, by directly changing one of its axes</text:p>
      <text:p text:style-name="P1"><text:tab/>setH(value), setP(value), or setR(value)</text:p>
      <text:p text:style-name="P1"/>
      <text:p text:style-name="P1"><text:tab/> Or by changing all of them at once with: setHpr(value, value, value) # HPR respectively.</text:p>
      <text:p text:style-name="P1"/>
      <text:p text:style-name="P1"><text:tab/>Since only one is needed, the Yaw, use setH(value) for simplicity. <text:s/>This is a method you call for the object you want to rotate (in this case the skybox). <text:s/>The value can be a bit tricky though. <text:s/>First you don't want to just set its location, instead you want to rotate it relative to its current position, so you need to retrieve its current location. <text:s/>Then you need to add or subtract from this value for it rotate.</text:p>
      <text:p text:style-name="P1"><text:tab/>The value you choose can be tricky, if you rotate it one (1) degree every frame it will rotate really fast. <text:s/>So to offset that you use Panda3d's base clock and use that to calculate the value. <text:s/>You get this offset by calling globalClock.getDt() (as you might guess, globalClock is a global class). <text:s/>Even after applying this offset, it will still be fairly fast so multiply this offset by .5 to slow it down to a reasonable speed. <text:s/>In the end it should look something like this:</text:p>
      <text:p text:style-name="P1"><text:tab/>self.skybox.setH(self.skybox.getH() + (.5 * globalClock.getDt()))</text:p>
      <text:p text:style-name="P1"><text:tab/></text:p>
      <text:p text:style-name="P1"><text:tab/>You are done with the world for now, time to return to the game.py file and work on the GameLoop.</text:p>
      <text:p text:style-name="P1"/>
      <text:p text:style-name="P1">File: game.py</text:p>
      <text:p text:style-name="P1"><text:tab/>Code:</text:p>
      <text:p text:style-name="P1"><text:tab/></text:p>
      <text:p text:style-name="P1"><text:tab/><text:span text:style-name="T3">Method:</text:span><text:span text:style-name="T4"> GameLoop</text:span></text:p>
      <text:p text:style-name="P1"><text:tab/>Arguments: self, task</text:p>
      <text:p text:style-name="P1"/>
      <text:p text:style-name="P1"><text:tab/>This is the game loop that Panda3d will call every frame. <text:s/>Right now it only returns “task.cont” which tells Panda3d this functions needs to continue being called. <text:s/>This is the loop that will control the flow of the game and designate the specific order in which the game executes (as ordering can be very important in software architecture).</text:p>
      <text:p text:style-name="P1"><text:tab/>Later on this function will keep a watch on what keys are being pressed, or not being pressed, and execute specific functions and/or methods. <text:s/>You will need to come back to this function often to add or change things because it is central to the game.</text:p>
      <text:p text:style-name="P1"/>
      <text:p text:style-name="P1"><text:tab/>NOTE: This class is called GameController in order to teach elementary foundations in game development. <text:s/>There are several layers on which a game engine is built, the GameController is meant to be a backend for these separate parts which allows flexibility and customization of the game.</text:p>
      <text:p text:style-name="P1"/>
      <text:p text:style-name="P1"><text:tab/>All you have to do at this time is call your World object's WorldFrame method (the one you just created).</text:p>
      <text:p text:style-name="P1"><text:tab/>Test: You should be able to run your code now and it should appear that the clouds in your skybox are moving across the sky.</text:p>
      <text:p text:style-name="P1"/>
      <text:p text:style-name="P1">Part 1 Completion:</text:p>
      <text:p text:style-name="P1"><text:tab/>Double check that everything is running correctly. <text:s/>It's possible you are getting strange angles of the world and can only see a strange looking surface; if this is happening comment out the mouse <text:soft-page-break/>camera control code and use the mouse to look around. <text:s/>If everything is correct you should have a 3D track (the world) and its skybox as well as some lights. <text:s/>The skybox should also be rotating slowly to simulate moving clouds.</text:p>
      <text:p text:style-name="P1"/>
      <text:p text:style-name="P4">PART 2</text:p>
      <text:p text:style-name="P1"/>
      <text:p text:style-name="P1"><text:tab/>In Part 2 you will add the car to the game and world, set it up so the player can drive around. <text:s/>You will also need to setup collision so the car won't drive through walls and rocks.</text:p>
      <text:p text:style-name="P1"/>
      <text:p text:style-name="P1">File: game.py</text:p>
      <text:p text:style-name="P1"><text:tab/>Code:</text:p>
      <text:p text:style-name="P1"><text:tab/><text:span text:style-name="T3">Method:</text:span><text:span text:style-name="T4"> SetupCar</text:span></text:p>
      <text:p text:style-name="P1"><text:tab/>Arguments: self</text:p>
      <text:p text:style-name="P1"/>
      <text:p text:style-name="P1"><text:tab/>The first thing you need to do is create an instance of the car. <text:s/>You haven't created the car class yet, but doing this before hand will allow you to test the car as you build. <text:s/>Be sure to store the car instance into a data member to allow the GameController to access it anywhere in its code structure. <text:s/>Refer the the World object as an example for how to set your car up, and later it will need to be given the ability to move.</text:p>
      <text:p text:style-name="P1"/>
      <text:p text:style-name="P1"><text:tab/>CAUTION: Make sure the file containing the car class is imported at the top of this file. <text:s/>Also, be sure to uncomment the mouse camera control code (base.disableMouse) if you had commented this earlier to test the game. <text:s/>The camera will be set up and fixed to the car here shortly. <text:s/>Also, unlike the World class, the car class does not need the GameController class to pass itself as an argument.</text:p>
      <text:p text:style-name="P1"/>
      <text:p text:style-name="P1">File: car.py</text:p>
      <text:p text:style-name="P1"><text:tab/>This file will contain your car class as well as the information about the car.</text:p>
      <text:p text:style-name="P1"/>
      <text:p text:style-name="P1"><text:tab/>Imports:</text:p>
      <text:p text:style-name="P1"><text:tab/><text:tab/>from panda3d.core import Spotlight, CollisionTraverser, CollisionSphere</text:p>
      <text:p text:style-name="P1"><text:tab/><text:tab/>from panda3d.core import CollisionHandlerQueue, CollisionHandlerPusher</text:p>
      <text:p text:style-name="P1"><text:tab/><text:tab/>from panda3d.core import CollisionNode, BitMask32, AmbientLight</text:p>
      <text:p text:style-name="P1"><text:tab/><text:tab/>from panda3d.core import Material</text:p>
      <text:p text:style-name="P1"><text:tab/><text:tab/>import math</text:p>
      <text:p text:style-name="P1"/>
      <text:p text:style-name="P1"><text:tab/>NOTE: Notice the imports from panda3d.core are split up onto multiple lines, this is for readability. <text:s/>You may put these all on one line, but may find it difficult to read and refer to later. <text:s/>In programming it is common practice to split long lines on multiple lines so programmers don't have to scroll horizontally to read the rest of a line. <text:s/>You might find these improves your coding ability and productivity.</text:p>
      <text:p text:style-name="P1"/>
      <text:p text:style-name="P1"><text:tab/>Code:</text:p>
      <text:p text:style-name="P1"><text:tab/></text:p>
      <text:p text:style-name="P1"><text:tab/><text:span text:style-name="T3">Class:</text:span><text:span text:style-name="T4"> Car</text:span></text:p>
      <text:p text:style-name="P1"><text:tab/>Inherits: Nothing</text:p>
      <text:p text:style-name="P1"/>
      <text:p text:style-name="P1"><text:tab/>This is the car class and contains its relative information (such as vector position, model, etc).</text:p>
      <text:p text:style-name="P1"/>
      <text:p text:style-name="P1"><text:soft-page-break/><text:tab/><text:span text:style-name="T3">Method:</text:span><text:span text:style-name="T4"> __init__</text:span></text:p>
      <text:p text:style-name="P1"><text:tab/>Arguments: self</text:p>
      <text:p text:style-name="P1"/>
      <text:p text:style-name="P1"><text:tab/>First you will need to create a data member to track the acceleration of the car, set this to 0 so the car will begin at a state of rest.</text:p>
      <text:p text:style-name="P1"><text:tab/>Afterward, several helper methods will need to be called to help in creating the car. <text:s/>They are as follows:</text:p>
      <text:p text:style-name="P1"><text:tab/>SetupCar</text:p>
      <text:p text:style-name="P1"><text:tab/>SetupCamera</text:p>
      <text:p text:style-name="P1"><text:tab/>SetupLights</text:p>
      <text:p text:style-name="P1"><text:tab/>SetupCollisions</text:p>
      <text:p text:style-name="P1"/>
      <text:p text:style-name="P1"><text:tab/>As you did when you first created the GameController and World classes, simply make these placeholder (or dummy) methods for now.</text:p>
      <text:p text:style-name="P1"/>
      <text:p text:style-name="P1"><text:tab/><text:span text:style-name="T3">Method:</text:span><text:span text:style-name="T4"> SetupCar</text:span></text:p>
      <text:p text:style-name="P1"><text:tab/>Arguments: self</text:p>
      <text:p text:style-name="P1"/>
      <text:p text:style-name="P1"><text:tab/>What better place to begin creating your car than loading its models and placing it. <text:s/>The car itself will be the base model, you will then need to attach tires to it (this will allow the tires to move separately, creating some realism). <text:s/>You use two separate models for this effect.</text:p>
      <text:p text:style-name="P1"/>
      <text:p text:style-name="P1"><text:tab/>Loading and placing the car is no different than with the world. <text:s/>All you have to do is load the model into a class variable and reparent it to render.</text:p>
      <text:p text:style-name="P1"><text:tab/>The file for the car is “Models/camaro.bam”</text:p>
      <text:p text:style-name="P1"/>
      <text:p text:style-name="P1"><text:tab/>Now comes a tricky part; you need to attach the tires. <text:s/>Since tires all look the same you are going to use just one model for each tire. <text:s/>You will need to create four separate instances though.</text:p>
      <text:p text:style-name="P1"><text:tab/>The file for the tires is “Models/tire.bam”</text:p>
      <text:p text:style-name="P1"/>
      <text:p text:style-name="P1"><text:tab/>TIP: One suggestion is to name the tires according to their relation with the car so it will be easier to recognize which one is which. <text:s/>In other words, DriverFrontTire, DriverRearTire, PassFrontTire, PassRearTire. <text:s/>Although this seems like rather long variable names, this will make using them easier; also they will not be used extensively so a longer than usual variable name is okay.</text:p>
      <text:p text:style-name="P1"/>
      <text:p text:style-name="P1"><text:tab/>Be sure to make the four tires data members of your class.</text:p>
      <text:p text:style-name="P1"><text:tab/>Load the tires like you have done before, but rather than reparenting the tires to the render class, you need to reparent them to the car itself. <text:s/>By doing this, the tires will move in relation with the car and stay in position. <text:s/>This will allow you to move the car without having to worry about changing the position for each tire.</text:p>
      <text:p text:style-name="P1"><text:tab/>The last thing you need to do for each tire is position them in the correct spot with the car. <text:s/>You do this by using the setPos(x, y, z) method on each tire. <text:s/>As you might guess; x, y, and z are the coordinate locations. <text:s/>To make things easier, the correct positions will be given to you below.</text:p>
      <text:p text:style-name="P1"><text:tab/>However, two of the tires will need to be rotated so they are facing the right direction. <text:s/>Use setH(value) on the two tires that need to be rotated (in this case the passenger side tires). <text:s/>Be sure not to add the current H value as you did with the skybox. <text:s/>The appropriate locations and rotations are given for each tire below.</text:p>
      <text:p text:style-name="P1"><text:tab/>Tire<text:tab/><text:tab/><text:tab/>Position<text:tab/>Rotation</text:p>
      <text:p text:style-name="P1"><text:tab/>DriverFrontTire<text:tab/>(-70, 122, 28)<text:tab/><text:tab/>0</text:p>
      <text:p text:style-name="P1"><text:soft-page-break/><text:tab/>DriverRearTire<text:tab/>(-70, -110, 28)<text:tab/><text:tab/>0</text:p>
      <text:p text:style-name="P1"><text:tab/>PassFrontTire<text:tab/><text:tab/>(70, 122, 28)<text:tab/><text:tab/>180</text:p>
      <text:p text:style-name="P1"><text:tab/>PassRearTire<text:tab/><text:tab/>(70, -110, 28)<text:tab/><text:tab/>180</text:p>
      <text:p text:style-name="P1"/>
      <text:p text:style-name="P1"><text:tab/>TEST: After you have setup the above, you can run and test your code. <text:s/>You should see the bottom of your car. <text:s/>If you'd like, feel free to allow mouse camera controls so you can get the full 360 look at your car. <text:s/>Just make sure to put this back, as next you will setup the camera. <text:s/>Be aware that the camera may be inside the car, so your car may not be visible until the camera is moved.</text:p>
      <text:p text:style-name="P1"><text:tab/></text:p>
      <text:p text:style-name="P1"><text:tab/>Now you need to set the car position to (-11551, -35356, 0). <text:s/>Then the car's facing direction needs to be corrected by rotating it 90 degrees.</text:p>
      <text:p text:style-name="P1"><text:tab/>Next the car needs to be shiny to add some realism (although Panda3d does not handle mesh smoothing very well, so realism is a relative term here). <text:s/>First you need to create an instance of a material by calling the Material() class. <text:s/>Then the specular color needs to be set to (.8, .7, .8. 1) using setSpecular(color). <text:s/>And then set the shininess to 20 by using setShininess(value).</text:p>
      <text:p text:style-name="P1"><text:tab/>Last, set the material to the car by using setMaterial(material).</text:p>
      <text:p text:style-name="P1"/>
      <text:p text:style-name="P1"><text:tab/><text:span text:style-name="T3">Method:</text:span><text:span text:style-name="T4"> SetupCamera</text:span></text:p>
      <text:p text:style-name="P1"><text:tab/>Arguments: self</text:p>
      <text:p text:style-name="P1"/>
      <text:p text:style-name="P1"><text:tab/>Panda3d has a default camera built into the ShowBase class. <text:s/>This camera can be referenced (codewise) using base.camera. <text:s/>The first thing you want to do is attach the camera so it follows along as the car moves. <text:s/>You do this by reparenting it to the car just like you did the tires.</text:p>
      <text:p text:style-name="P1"><text:tab/>After its attached, its best to reposition the camera so we can get a slightly higher view of the car (as is standard in driving games). <text:s/>You do this by moving it like you did with the tires, with setPos(x, y, z). <text:s/>The desired position is (0, -1000, 300). <text:s/>This will position the camera behind the car and slightly behind it.</text:p>
      <text:p text:style-name="P1"><text:tab/>You are not quite done yet, however. <text:s/>You need to tweak the camera angle just a it. <text:s/>To accomplish this a helper node is needed. <text:s/>This is an empty panda node that will be completely invisible, but it helps in settings a position so the camera can look at it (this will make the camera view of the car feel more natural).</text:p>
      <text:p text:style-name="P1"><text:tab/>To create an empty node use the following code:</text:p>
      <text:p text:style-name="P1"><text:tab/><text:tab/>self.cameraTarget = self.car.attachNewNode(“Camera Target”)</text:p>
      <text:p text:style-name="P1"/>
      <text:p text:style-name="P1"><text:tab/>Once you have that created set its position to (0, 0, 200). <text:s/>Finally, you need to tell the camera to look at this target. <text:s/>Do this by using:</text:p>
      <text:p text:style-name="P1"><text:tab/><text:tab/>base.camera.lookAt(self.cameraTarget)</text:p>
      <text:p text:style-name="P1"/>
      <text:p text:style-name="P1"><text:tab/>TEST: <text:s/>Now you can run your program and the camera should be looking at a downward angle onto the car from behind.</text:p>
      <text:p text:style-name="P1"/>
      <text:p text:style-name="P1"><text:tab/>CAUTION: If your camera is not looking at the car, you need to make sure the base.disableMouse() code in game.py is not commented out.</text:p>
      <text:p text:style-name="P1"/>
      <text:p text:style-name="P1"><text:tab/><text:span text:style-name="T3">Method:</text:span><text:span text:style-name="T4"> SetupLights</text:span></text:p>
      <text:p text:style-name="P1"><text:tab/>Arguments: self</text:p>
      <text:p text:style-name="P1"/>
      <text:p text:style-name="P1"><text:tab/>Next you are going to setup some more lights to illuminate the car. <text:s/>You already have the ambient light applied to the world as well as the spotlights, but the car still looks dull. <text:s/>As stated above, <text:soft-page-break/>you don't want to use a light that will affect everything. <text:s/>Instead, you will use another spotlight.</text:p>
      <text:p text:style-name="P1"><text:tab/>Create a spotlight the same way you did in the world.</text:p>
      <text:p text:style-name="P1"><text:tab/>Next set its color as before using (.45, .25, .25, 1). <text:s/>This is a relative low color which does well for what you want to achieve here.</text:p>
      <text:p text:style-name="P1"><text:tab/>Next the lens of the light needs to be tweaked. <text:s/>First change the field of view to 40 and set the near/far ratio to (500, 3000).</text:p>
      <text:p text:style-name="P1"><text:tab/>You also want this light to cast shadows on the car as well as shadows of the car on the ground. <text:s/>Do this as you did earlier.</text:p>
      <text:p text:style-name="P1"/>
      <text:p text:style-name="P1"><text:tab/></text:p>
      <text:p text:style-name="P1"><text:tab/>Now you need to create a node for this light and attach the node to your car, through reparenting. <text:s/>Do this just like you did the spotlight in the world, once the node is created set it's position to this:</text:p>
      <text:p text:style-name="P1"><text:tab/>2000 * math.cos(math.radians(90)), 2000 * math.sin(math.radians(90)), 2000</text:p>
      <text:p text:style-name="P1"><text:tab/>Then you need to tell the node to look at the car: use lookAt(model)</text:p>
      <text:p text:style-name="P1"><text:tab/>After you do this tell the entire track to use this light for illumination using the setLight function, remember this goes to the render class so it affects everything.</text:p>
      <text:p text:style-name="P1"><text:tab/>Finally, you need to make one last ambient light. <text:s/>This time set the color to (.4, .4, .4, 1) and set it only to affect the car. <text:s/>Don't forget to create a node for this light.</text:p>
      <text:p text:style-name="P1"/>
      <text:p text:style-name="P1"><text:tab/>TEST: If you run the program now the car should be brightly light with a shadow cast to the ground.</text:p>
      <text:p text:style-name="P1"/>
      <text:p text:style-name="P1"><text:tab/><text:span text:style-name="T3">Method:</text:span> SetupCollisions</text:p>
      <text:p text:style-name="P1"><text:tab/>Arguments: self</text:p>
      <text:p text:style-name="P1"/>
      <text:p text:style-name="P1"><text:tab/>Collisions are perhaps the most complex and difficult in terms of understanding in games. <text:s/>No collision system is perfect (at least not yet). <text:s/>However, nearly every game you ever play will have some form of collision detecting (even a mouse clicking on a button is in a way involves collision detections).</text:p>
      <text:p text:style-name="P1"><text:tab/>Because of this, a lot of the code to perform this will be given to you; still please try to read through this section so you can understand what is happening.</text:p>
      <text:p text:style-name="P1"><text:tab/></text:p>
      <text:p text:style-name="P1"/>
      <text:p text:style-name="P1"><text:tab/>The first thing you need to do is create a CollisionTraverser which will do most of the work for you with it comes to collision checks, it is the object that will check, keep track, and raise flags with collisions occur within the system.</text:p>
      <text:p text:style-name="P1"><text:tab/>This is how you do this:</text:p>
      <text:p text:style-name="P1"><text:tab/><text:tab/>base.cTrav = CollisionTraverser()</text:p>
      <text:p text:style-name="P1"/>
      <text:p text:style-name="P1"><text:tab/>Once this is done, collision spheres will be used to tell the program where you want collisions to occur. <text:s/>These spheres will be attached to the car as serve as detectors to determine when the car is about to collide into another object (in this case, usually walls). <text:s/>In order to detect the collision, two objects are needed: From, and Into. <text:s/>“From” objects (in this case, the spheres) is an active object in the world (the car). <text:s/>Into objects are static objects with which the From object can collide into.</text:p>
      <text:p text:style-name="P1"><text:tab/>For the sake of simplicity, Into objects have been built into the track model itself so you will not have to worry about that</text:p>
      <text:p text:style-name="P1"><text:tab/>To create the spheres use this code:</text:p>
      <text:p text:style-name="P1"/>
      <text:p text:style-name="Standard"><text:soft-page-break/><text:span text:style-name="T1"><text:tab/></text:span>self.rearDecColSphere = self.car.attachNewNode(CollisionNode('rearSphere'))</text:p>
      <text:p text:style-name="Standard"><text:s text:c="12"/>self.rearDecColSphere.node().addSolid(CollisionSphere(0,-130,80,100))</text:p>
      <text:p text:style-name="Standard"><text:s text:c="12"/>self.rearDecColSphere.node().setIntoCollideMask(BitMask32.allOff())</text:p>
      <text:p text:style-name="Standard"><text:s text:c="12"/>self.frontDecColSphere = self.car.attachNewNode(CollisionNode('frontSphere'))</text:p>
      <text:p text:style-name="Standard"><text:s text:c="12"/>self.frontDecColSphere.node().addSolid(CollisionSphere(0,130,80,100))</text:p>
      <text:p text:style-name="Standard"><text:s text:c="12"/>self.frontDecColSphere.node().setIntoCollideMask(BitMask32.allOff())</text:p>
      <text:p text:style-name="Standard"><text:s text:c="12"/>self.rearColSphere = self.car.attachNewNode(CollisionNode('rearSphere'))</text:p>
      <text:p text:style-name="Standard"><text:s text:c="12"/>self.rearColSphere.node().addSolid(CollisionSphere(0,-130,80,100))</text:p>
      <text:p text:style-name="Standard"><text:s text:c="12"/>self.rearColSphere.node().setIntoCollideMask(BitMask32.allOff())</text:p>
      <text:p text:style-name="Standard"><text:s text:c="12"/>self.frontColSphere = self.car.attachNewNode(CollisionNode('frontSphere'))</text:p>
      <text:p text:style-name="Standard"><text:s text:c="12"/>self.frontColSphere.node().addSolid(CollisionSphere(0,130,80,100))</text:p>
      <text:p text:style-name="Standard"><text:s text:c="12"/>self.frontColSphere.node().setIntoCollideMask(BitMask32.allOff())</text:p>
      <text:p text:style-name="Standard"/>
      <text:p text:style-name="Standard"><text:tab/>This will create four spheres, two in the front of the car and two in the back. <text:s/>You will use one set of front and back to prevent the car from running through walls while the other set is used to determine when a collision has occurred so the proper deceleration can be applied to the car.</text:p>
      <text:p text:style-name="Standard"><text:tab/>Basically, for each sphere you create a CollisionNode and attach a CollisionSphere to its node. <text:s/>You then set its IntoCollideMask to off so it doesn't think it's colliding with the other spheres around it.</text:p>
      <text:p text:style-name="Standard"><text:tab/>Next you need to create the handlers for these collision objects and attach the spheres to them. <text:s/>Two handlers are needed: CollisionHanlderPusher and CollisionHanlderQueue. <text:s/>The first will prevent the car from moving through walls while the second will tell the program when a collision has occurred.</text:p>
      <text:p text:style-name="Standard"><text:tab/>To create these handlers use:</text:p>
      <text:p text:style-name="Standard"/>
      <text:p text:style-name="Standard"><text:tab/>self.handler = CollisionHandlerQueue()</text:p>
      <text:p text:style-name="Standard"><text:s text:c="12"/>base.cTrav.addCollider(self.rearDecColSphere,self.handler)</text:p>
      <text:p text:style-name="Standard"><text:s text:c="12"/>base.cTrav.addCollider(self.frontDecColSphere,self.handler)</text:p>
      <text:p text:style-name="Standard"><text:s text:c="12"/>self.pusher = CollisionHandlerPusher()</text:p>
      <text:p text:style-name="Standard"><text:s text:c="12"/>self.pusher.addCollider(self.rearColSphere,self.car)</text:p>
      <text:p text:style-name="Standard"><text:s text:c="12"/>self.pusher.addCollider(self.frontColSphere,self.car)</text:p>
      <text:p text:style-name="Standard"/>
      <text:p text:style-name="Standard"><text:tab/>Finally you need to attach the handlers to the traverser so the information can be parsed when it is provided. <text:s/>To attach the handlers use:</text:p>
      <text:p text:style-name="Standard"/>
      <text:p text:style-name="Standard"><text:tab/>base.cTrav.addCollider(self.rearColSphere, self.pusher)</text:p>
      <text:p text:style-name="Standard"><text:tab/>base.cTrav.addCollider(self.frontColSphere, self.pusher)</text:p>
      <text:p text:style-name="Standard"/>
      <text:p text:style-name="Standard"><text:tab/>Essentially what you have done here will cause the car to stop and slide across walls when it hits. <text:s/>This effect is handled by the CollisionHandlerPusher; the CollisionHandlerQueue than queues this information so it can be processed.</text:p>
      <text:p text:style-name="Standard"/>
      <text:p text:style-name="Standard"><text:tab/>TEST: You can test the game now, however you will not notice any difference because the car doesn't even move yet. <text:s/>But it's a good time to check for syntax errors.</text:p>
      <text:p text:style-name="Standard"/>
      <text:p text:style-name="Standard"><text:tab/>Collisions are some of the more complicated areas in game development. <text:s/>If you are interested in learning more about how Panda3d handles collisions refer to this web site:</text:p>
      <text:p text:style-name="Standard"><text:tab/><text:a xlink:type="simple" xlink:href="https://www.panda3d.org/manual/index.php/Collision_Detection">https://www.panda3d.org/manual/index.php/Collision_Detection</text:a></text:p>
      <text:p text:style-name="Standard"/>
      <text:p text:style-name="Standard"><text:tab/><text:span text:style-name="T3">Method:</text:span> CarFrame</text:p>
      <text:p text:style-name="Standard"><text:soft-page-break/><text:tab/>Arguments: self</text:p>
      <text:p text:style-name="Standard"/>
      <text:p text:style-name="Standard"><text:tab/>Now its time to get the car moving. <text:s/>This method will be called each frame just like the WorldFrame above.</text:p>
      <text:p text:style-name="Standard"><text:tab/>First, check if the car's acceleration is not equal to 0.</text:p>
      <text:p text:style-name="Standard"><text:tab/>If acceleration is greater than 0, you need to reduce it by 25. <text:s/>If this would reduce the acceleration below zero, set acceleration to 0.</text:p>
      <text:p text:style-name="Standard"><text:tab/>If acceleration is still greater than 0, you need to call the car's Forward method since the player is driving forward.</text:p>
      <text:p text:style-name="Standard"><text:tab/>Otherwise if the acceleration is less than 0, you need to increase the acceleration by 10. <text:s/>If this would increase the acceleration to greater than 0 you want to set the accleration to zero. <text:s/>You then want to call your Reverse method since the car is going in reverse.</text:p>
      <text:p text:style-name="Standard"/>
      <text:p text:style-name="Standard"><text:tab/><text:span text:style-name="T3">Method:</text:span> Forward</text:p>
      <text:p text:style-name="Standard"><text:tab/>Arguments: self</text:p>
      <text:p text:style-name="Standard"/>
      <text:p text:style-name="Standard"><text:tab/>The Forward method will be used to move the car based on the acceleration. <text:s/>You also want to rotate the tires so it presents an illusion that the car is really moving.</text:p>
      <text:p text:style-name="Standard"/>
      <text:p text:style-name="Standard"><text:tab/>First you will move the car forward based on its acceleration. <text:s/>To do this you are going to set the car's Y position. <text:s/>Remember you only need to move it in the Y axis so you can just call setY(value) on the car like you did earlier. <text:s/>However, you will be passing in two parameters this time.</text:p>
      <text:p text:style-name="Standard"><text:tab/>Panda3d has several ways of calling different functions (this is called function overloading, case you are curious). <text:s/>The typical one is setY(value) that simply sets the objects Y value.</text:p>
      <text:p text:style-name="Standard"><text:tab/>The one you will use here is setY(reference, value). <text:s/>This allows you to define a reference for the coordinate system, so as the car rotates the Y axis will remain the same (this makes it easier, otherwise determining whether the Y or X axis needs to be changed dependent upon its rotation would be quite difficult, using a great deal of trigonometry).</text:p>
      <text:p text:style-name="Standard"><text:tab/>So to move the car by reference use setY(reference, value) on the car with the values given below:</text:p>
      <text:p text:style-name="Standard"><text:tab/>Reference: car</text:p>
      <text:p text:style-name="Standard"><text:tab/>Value: + self.acceleration * globalClock.getDt()</text:p>
      <text:p text:style-name="Standard"><text:tab/>Take note of the + symbol, remember you are moving the car relative to its current position, this means you need to get its current position and add to that value.</text:p>
      <text:p text:style-name="Standard"><text:tab/></text:p>
      <text:p text:style-name="Standard"><text:tab/>After the car has been moved forward, the tires need to be rotated in order to present the look of them spinning, each of the tires will need to have its pitch modified by doing this:</text:p>
      <text:p text:style-name="Standard"><text:tab/></text:p>
      <text:p text:style-name="Standard"><text:tab/>DriverFrontTire<text:tab/>self.DriverFrontTire.getP() + self.acceleration * 20 * globalClock.getDt()</text:p>
      <text:p text:style-name="Standard"><text:tab/>DriverRearTire<text:tab/>self.DriverRearTire.getP() + self.acceleration * 20 * globalClock.getDt()</text:p>
      <text:p text:style-name="Standard"><text:tab/>PassFrontTire<text:tab/><text:tab/>self.PassFrontTire.getP() - self.acceleration * 20 * globalClock.getDt()</text:p>
      <text:p text:style-name="Standard"><text:s text:c="12"/>PassRearTire<text:tab/><text:tab/>self.PassRearTire.getP() - self.acceleration * 20 * globalClock.getDt()</text:p>
      <text:p text:style-name="Standard"/>
      <text:p text:style-name="Standard"><text:tab/><text:span text:style-name="T3">Method:</text:span> Reverse</text:p>
      <text:p text:style-name="Standard"><text:tab/>Arguments: self</text:p>
      <text:p text:style-name="Standard"/>
      <text:p text:style-name="Standard"><text:tab/>Reverse is almost the same as the Forward function. <text:s/>In fact you can copy and paste the Forward function and just modify it.</text:p>
      <text:p text:style-name="Standard"><text:tab/>The few changes it needs are:</text:p>
      <text:p text:style-name="Standard"><text:soft-page-break/></text:p>
      <text:p text:style-name="Standard"><text:tab/>DriverFrontTire <text:s text:c="8"/>self.DriverFrontTire.getP() - self.acceleration * 20 * globalClock.getDt()</text:p>
      <text:p text:style-name="Standard"><text:tab/>DriverRearTire <text:s text:c="9"/>self.DriverRearTire.getP() - self.acceleration * 20 * globalClock.getDt()</text:p>
      <text:p text:style-name="Standard"><text:tab/>PassFrontTire <text:s text:c="10"/>self.PassFrontTire.getP() + self.acceleration * 20 * globalClock.getDt()</text:p>
      <text:p text:style-name="Standard"><text:tab/>PassRearTire <text:s text:c="11"/>self.PassRearTire.getP() + self.acceleration * 20 * globalClock.getDt()</text:p>
      <text:p text:style-name="Standard"/>
      <text:p text:style-name="Standard"><text:tab/><text:span text:style-name="T3">Method:</text:span> Accelerate</text:p>
      <text:p text:style-name="Standard"><text:tab/>Arguments: self</text:p>
      <text:p text:style-name="Standard"/>
      <text:p text:style-name="Standard"><text:tab/>Next you need to create the method to make acceleration possible.</text:p>
      <text:p text:style-name="Standard"><text:tab/>If the current acceleration is less than 0, the car is driving backwards and it should come to a stop as fast as possible. <text:s/>To this effect add 100 to the current acceleration.</text:p>
      <text:p text:style-name="Standard"><text:tab/>Otherwise add 50, if this is greater than the car's max acceleration of 8000, then set the acceleration to 8000.</text:p>
      <text:p text:style-name="Standard"/>
      <text:p text:style-name="Standard"><text:tab/>Method: Decelerate</text:p>
      <text:p text:style-name="Standard"><text:tab/>Arguments: self</text:p>
      <text:p text:style-name="Standard"/>
      <text:p text:style-name="Standard"><text:tab/>This method is similar to accelerate but the values are different.</text:p>
      <text:p text:style-name="Standard"><text:tab/>If the current acceleration is greater than 0, the car is driving forwards and needs to come to a stop quicker. <text:s/>Subtract 200 from the acceleration in this case.</text:p>
      <text:p text:style-name="Standard"><text:tab/>Otherwise subtract 20, if it is less than -3000 after this then set the acceleration to -3000.</text:p>
      <text:p text:style-name="Standard"/>
      <text:p text:style-name="Standard">File: game.py</text:p>
      <text:p text:style-name="Standard"><text:tab/></text:p>
      <text:p text:style-name="Standard"><text:tab/><text:span text:style-name="T3">Method:</text:span> GameLoop</text:p>
      <text:p text:style-name="Standard"><text:tab/>Arguments: self, task</text:p>
      <text:p text:style-name="Standard"/>
      <text:p text:style-name="Standard"><text:tab/>Now on the final stretch of having the game complete, you need to return to your game loop function. <text:s/>You will now be setting up the control checks and get the car moving either forward or backward.</text:p>
      <text:p text:style-name="Standard"><text:tab/>The first part of this loop should check and handle user input as this is standard architecture in game design. <text:s/>You will need a series of if statements to check user input. <text:s/>Generally this would be in a separate function from the GameLoop, but for the sake of simplicity you can just do it here; feel free to place it in another function if you want a slight challenge.</text:p>
      <text:p text:style-name="Standard"><text:tab/>Perform a series of if statements. <text:s/>If 'accelerate' in your dictionary (self.keyMap['accelerate']) is NOT equal to 0 then it is being pressed and the car's accelerate method needs to be called.l</text:p>
      <text:p text:style-name="Standard"><text:tab/>If 'decelerate' is NOT equal to 0, it is being pressed and the car's decelerate method needs to be called.</text:p>
      <text:p text:style-name="Standard"/>
      <text:p text:style-name="Standard"><text:tab/>Next you need to call the car's CarFrame function inside this loop just like the WorldFrame.</text:p>
      <text:p text:style-name="Standard"><text:tab/>Since this is such a small program, it will not make a big difference which order you call these two frames. <text:s/>However, it's recommended to call CarFrame before WorldFrame since the player's car is more important than the world frame.</text:p>
      <text:p text:style-name="Standard"/>
      <text:p text:style-name="Standard"><text:tab/>TEST: You should be able to run the game now and when 'A' is pressed the car should move forward, and 'S' should put it in reverse (or brake). <text:s/>The car should also collide with a wall when you reach one.</text:p>
      <text:p text:style-name="Standard"/>
      <text:p text:style-name="Standard"><text:soft-page-break/><text:tab/>CAUTION: Because the collision is not perfect, it's possible you might drive through a wall if the car is going too fast or the frame rate drops significantly, if this happens do not be overly concerned with it. <text:s/>As long as the car stops when hitting a wall most of the time then you are doing great.</text:p>
      <text:p text:style-name="Standard"/>
      <text:p text:style-name="Standard"><text:tab/>The next thing you need to do is allow the car to turn left or right, this is done similar to the 'accelerate' and 'decelerate' above. <text:s/>This time though use the car's methods (which will be written here shortly) called TurnLeft() and TurnRight().</text:p>
      <text:p text:style-name="Standard"><text:tab/>Also, if neither 'left' nor 'right' is set (meaning both are equal to 0), then another car method needs to be called: StraightenOut(). <text:s/>This will straighten the wheels.</text:p>
      <text:p text:style-name="Standard"/>
      <text:p text:style-name="Standard"><text:tab/>The last thing to do is check if the car has collided with something. <text:s/>For this, just call CollisionCheck() on the car and that method will be written here soon as well.</text:p>
      <text:p text:style-name="Standard"/>
      <text:p text:style-name="Standard">File: car.py</text:p>
      <text:p text:style-name="Standard"/>
      <text:p text:style-name="Standard"><text:tab/>First let's make two helper functions that will help with the car's turning.</text:p>
      <text:p text:style-name="Standard"/>
      <text:p text:style-name="Standard"><text:tab/><text:span text:style-name="T3">Method:</text:span><text:span text:style-name="T2"> applyTurnFriction</text:span></text:p>
      <text:p text:style-name="P2"><text:tab/>Arguments: self</text:p>
      <text:p text:style-name="P2"/>
      <text:p text:style-name="P2"><text:tab/>This method will place friction on the car's turning. <text:s/>It needs only two if statements. <text:s/>If the acceleration is greater than 0, the acceleration needs to have 20 subtracted from it. <text:s/>Otherwise if it is less than 0, 5 needs to be added to the acceleration.</text:p>
      <text:p text:style-name="P2"/>
      <text:p text:style-name="Standard"><text:span text:style-name="T2"><text:tab/></text:span><text:span text:style-name="T3">Method:</text:span><text:span text:style-name="T2"> rotateCarSpot</text:span></text:p>
      <text:p text:style-name="P2"><text:tab/>Argument: self</text:p>
      <text:p text:style-name="P2"/>
      <text:p text:style-name="P2"><text:tab/>This method will move the light along with the car, it's fairly complicated so just copy and paste it.</text:p>
      <text:p text:style-name="P2"/>
      <text:p text:style-name="P2"><text:tab/>angle = abs(int(self.car.getH()))</text:p>
      <text:p text:style-name="P2"><text:tab/>if angle &gt; 360:</text:p>
      <text:p text:style-name="P2"><text:tab/><text:tab/>angle = abs(angle – (360 * (angle / 360))</text:p>
      <text:p text:style-name="P2"><text:tab/>self.spotNode.setX(2000 * math.cos(math.radians(angle)))</text:p>
      <text:p text:style-name="P2"><text:tab/>self.spotNode.setY(2000 * math.sin(math.radians(angle)))</text:p>
      <text:p text:style-name="P2"><text:tab/>self.spotNode.lookAt(self.car)</text:p>
      <text:p text:style-name="P2"/>
      <text:p text:style-name="P2"><text:tab/>CAUTION: self.spotNode needs to have the same name you gave to to the node attached to the Spotlight you created in the SetupLights method. <text:s/>Change this to the same name as that node otherwise you will get syntax errors.<text:tab/></text:p>
      <text:p text:style-name="Standard"/>
      <text:p text:style-name="Standard"><text:tab/><text:span text:style-name="T3">Method:</text:span> TurnLeft</text:p>
      <text:p text:style-name="Standard"><text:tab/>Arguments: self</text:p>
      <text:p text:style-name="Standard"/>
      <text:p text:style-name="Standard"><text:tab/>This method will turn the car left.</text:p>
      <text:p text:style-name="Standard"><text:tab/>Start by turning the tires. <text:s/>Use setH(value) on the two front tires. <text:s/>Use 20 degrees for the driver side and 200 for the passenger side.</text:p>
      <text:p text:style-name="Standard"><text:tab/>Next, make sure the car is moving since it can't turn when not in motion. <text:s/>Use an if statement to check if the acceleration is not 0 (do not use either greater than or less than, since you need to account <text:soft-page-break/>for reverse as well). <text:s/>Use setH on the car using the following value:</text:p>
      <text:p text:style-name="Standard"><text:tab/><text:tab/>self.car.getH() + 50 * globalClock.getDt()</text:p>
      <text:p text:style-name="Standard"><text:tab/>After that, you need to call these two methods: applyTurnFriction and rotateCarSpot.</text:p>
      <text:p text:style-name="Standard"/>
      <text:p text:style-name="Standard"><text:tab/><text:span text:style-name="T3">Method:</text:span><text:span text:style-name="T2"> TurnRight</text:span></text:p>
      <text:p text:style-name="P2"><text:tab/>Arguments: self</text:p>
      <text:p text:style-name="P2"/>
      <text:p text:style-name="P2"><text:tab/>This method is nearly identical to TurnLeft except change the angles of the car to -20 and -200 respectively.</text:p>
      <text:p text:style-name="P2"><text:tab/>Also use this setH value instead:</text:p>
      <text:p text:style-name="P2"><text:tab/><text:tab/>self.car.getH() - 50 * globalClock.getDt()</text:p>
      <text:p text:style-name="P2"/>
      <text:p text:style-name="Standard"><text:span text:style-name="T2"><text:tab/></text:span><text:span text:style-name="T3">Method:</text:span><text:span text:style-name="T2"> StraightenOut</text:span></text:p>
      <text:p text:style-name="P2"><text:tab/>Arguments: self</text:p>
      <text:p text:style-name="P2"/>
      <text:p text:style-name="P2"><text:tab/>This is a very simple method that will straighten out the car's tires when the car is not being turned. <text:s/>Simply set the H value of the car to 0 on the driver's side and 180 for the passenger's side.</text:p>
      <text:p text:style-name="P2"/>
      <text:p text:style-name="Standard"><text:span text:style-name="T2"><text:tab/></text:span><text:span text:style-name="T3">Method:</text:span><text:span text:style-name="T2"> CollisionCheck</text:span></text:p>
      <text:p text:style-name="P2"><text:tab/>Arguments: self</text:p>
      <text:p text:style-name="P2"/>
      <text:p text:style-name="P2"><text:tab/>Your game is now on the homestretch. <text:s/>This is the last method you will need to write.</text:p>
      <text:p text:style-name="P2"><text:tab/>First you need to check if a collision has occurred, if one has then the acceleration needs to be reduced to simulate hitting and dragging across a wall.</text:p>
      <text:p text:style-name="P2"><text:tab/>To check if the car has collided, simply get the number of events from the CollisionHanlderQueue you set up earlier. <text:s/>If there are 0 events then the car has not collided, anything above 0 means there has been a collision.</text:p>
      <text:p text:style-name="P2"><text:tab/>Obtaining the number of events can be done by doing this:</text:p>
      <text:p text:style-name="P2"><text:tab/><text:tab/>self.handler.getNumEntries()</text:p>
      <text:p text:style-name="P2"/>
      <text:p text:style-name="P2"><text:tab/>Do a check to see if this is greater than 0, if so then apply some friction. <text:s/>Before this can be done though, you need to determine which direction the car is moving.</text:p>
      <text:p text:style-name="P2"><text:tab/>Subtract 500 from the acceleration if it is greater than 0 and add 500 if it is less than 0.</text:p>
      <text:p text:style-name="P2"/>
      <text:p text:style-name="P2"><text:tab/>Your project should be fully finished now. <text:s/>Test it out and you should be able to drive around, turn, and collide into walls.</text:p>
      <text:p text:style-name="P2"/>
      <text:p text:style-name="P2"><text:span text:style-name="T5">Congratulations!</text:span> <text:s/>If everything is working right then you are done with part 2. <text:s/>Run it again and make sure everything is working correctly. <text:s/>Make a few laps around the track and have f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9T17:48:40.21</meta:creation-date>
    <dc:date>2012-12-11T17:09:07.67</dc:date>
    <meta:editing-duration>PT20H49M19S</meta:editing-duration>
    <meta:editing-cycles>173</meta:editing-cycles>
    <meta:generator>OpenOffice.org/3.2$Win32 OpenOffice.org_project/320m18$Build-9502</meta:generator>
    <meta:document-statistic meta:table-count="0" meta:image-count="0" meta:object-count="0" meta:page-count="21" meta:paragraph-count="491" meta:word-count="9223" meta:character-count="54100"/>
  </office:meta>
</office:document-meta>
</file>